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06in" style:rel-column-width="21840*"/>
    </style:style>
    <style:style style:name="Table1.B" style:family="table-column">
      <style:table-column-properties style:column-width="2.2313in" style:rel-column-width="21847*"/>
    </style:style>
    <style:style style:name="Table1.C" style:family="table-column">
      <style:table-column-properties style:column-width="2.2313in" style:rel-column-width="2184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top="0in" fo:margin-bottom="0in" style:contextual-spacing="false"/>
      <style:text-properties fo:color="#000080" style:font-name="DejaVu Sans Mono" fo:font-size="10pt" style:font-size-asian="10pt" style:font-size-complex="10pt"/>
    </style:style>
    <style:style style:name="P2" style:family="paragraph" style:parent-style-name="Preformatted_20_Text">
      <style:paragraph-properties fo:margin-top="0in" fo:margin-bottom="0in" style:contextual-spacing="false" fo:text-align="start" style:justify-single-word="false"/>
      <style:text-properties fo:color="#000080" style:font-name="DejaVu Sans Mono" fo:font-size="10pt" style:font-size-asian="10pt" style:font-size-complex="10pt"/>
    </style:style>
    <style:style style:name="P3" style:family="paragraph" style:parent-style-name="Table_20_Contents">
      <style:paragraph-properties fo:margin-top="0in" fo:margin-bottom="0in" style:contextual-spacing="false" fo:text-align="center" style:justify-single-word="false"/>
    </style:style>
    <style:style style:name="P4" style:family="paragraph" style:parent-style-name="Table_20_Contents">
      <style:paragraph-properties fo:margin-top="0in" fo:margin-bottom="0in" style:contextual-spacing="false" fo:text-align="start" style:justify-single-word="false"/>
      <style:text-properties fo:color="#000080" style:font-name="DejaVu Sans Mono" fo:font-size="10pt" style:font-size-asian="10pt" style:font-size-complex="10pt"/>
    </style:style>
    <style:style style:name="P5" style:family="paragraph" style:parent-style-name="Table_20_Contents">
      <style:paragraph-properties fo:margin-top="0in" fo:margin-bottom="0in" style:contextual-spacing="false" fo:text-align="start" style:justify-single-word="false"/>
      <style:text-properties fo:color="#0f0fff" style:font-name="DejaVu Sans Mono" fo:font-size="10pt" style:font-size-asian="10pt" style:font-size-complex="10pt"/>
    </style:style>
    <style:style style:name="P6" style:family="paragraph" style:parent-style-name="Standard">
      <style:paragraph-properties fo:margin-top="0in" fo:margin-bottom="0in" style:contextual-spacing="false"/>
    </style:style>
    <style:style style:name="P7" style:family="paragraph" style:parent-style-name="Standard">
      <style:paragraph-properties fo:margin-top="0in" fo:margin-bottom="0in" style:contextual-spacing="false" fo:text-align="center" style:justify-single-word="false"/>
      <style:text-properties fo:font-size="14pt" fo:font-weight="bold" style:font-size-asian="12.25pt" style:font-weight-asian="bold" style:font-size-complex="14pt" style:font-weight-complex="bold"/>
    </style:style>
    <style:style style:name="P8" style:family="paragraph" style:parent-style-name="Standard">
      <style:paragraph-properties fo:margin-top="0in" fo:margin-bottom="0in" style:contextual-spacing="false"/>
      <style:text-properties fo:font-weight="bold" style:font-weight-asian="bold" style:font-weight-complex="bold"/>
    </style:style>
    <style:style style:name="P9" style:family="paragraph" style:parent-style-name="Standard">
      <style:paragraph-properties fo:margin-top="0in" fo:margin-bottom="0in" style:contextual-spacing="false"/>
      <style:text-properties fo:font-weight="normal" style:font-weight-asian="normal" style:font-weight-complex="normal"/>
    </style:style>
    <style:style style:name="P10" style:family="paragraph" style:parent-style-name="Standard" style:list-style-name="L1">
      <style:paragraph-properties fo:margin-top="0in" fo:margin-bottom="0in" style:contextual-spacing="false"/>
      <style:text-properties fo:font-weight="normal" style:font-weight-asian="normal" style:font-weight-complex="normal"/>
    </style:style>
    <style:style style:name="P11" style:family="paragraph" style:parent-style-name="Standard">
      <style:paragraph-properties fo:margin-top="0in" fo:margin-bottom="0in" style:contextual-spacing="false" fo:line-height="100%" fo:text-align="justify" style:justify-single-word="false"/>
      <style:text-properties fo:font-weight="normal" style:font-weight-asian="normal" style:font-weight-complex="normal"/>
    </style:style>
    <style:style style:name="P12" style:family="paragraph" style:parent-style-name="Standard" style:list-style-name="L2">
      <style:paragraph-properties fo:margin-top="0in" fo:margin-bottom="0in" style:contextual-spacing="false"/>
    </style:style>
    <style:style style:name="P13" style:family="paragraph" style:parent-style-name="Standard">
      <style:paragraph-properties fo:margin-top="0in" fo:margin-bottom="0in" style:contextual-spacing="false" fo:line-height="100%" fo:text-align="justify" style:justify-single-word="false"/>
      <style:text-properties fo:language="en" fo:country="US" fo:font-weight="bold" style:font-weight-asian="bold" style:font-weight-complex="bold"/>
    </style:style>
    <style:style style:name="P14" style:family="paragraph" style:parent-style-name="Standard">
      <style:paragraph-properties fo:margin-top="0in" fo:margin-bottom="0in" style:contextual-spacing="false" fo:line-height="100%" fo:text-align="justify" style:justify-single-word="false"/>
      <style:text-properties fo:color="#000080" style:font-name="DejaVu Sans Mono" fo:font-size="10pt" fo:language="en" fo:country="US" fo:font-weight="normal" style:font-size-asian="10pt" style:font-weight-asian="normal" style:font-size-complex="10pt" style:font-weight-complex="normal"/>
    </style:style>
    <style:style style:name="P15" style:family="paragraph" style:parent-style-name="Text_20_body" style:list-style-name="L3">
      <style:paragraph-properties fo:margin-top="0in" fo:margin-bottom="0in" style:contextual-spacing="false" fo:line-height="100%"/>
      <style:text-properties fo:language="en" fo:country="US" fo:font-weight="normal" style:font-weight-asian="normal" style:font-weight-complex="normal"/>
    </style:style>
    <style:style style:name="P16" style:family="paragraph" style:parent-style-name="Text_20_body" style:list-style-name="L3">
      <style:paragraph-properties fo:margin-top="0in" fo:margin-bottom="0in" style:contextual-spacing="false" fo:line-height="100%"/>
      <style:text-properties fo:language="en" fo:country="US"/>
    </style:style>
    <style:style style:name="P17" style:family="paragraph" style:parent-style-name="Text_20_body">
      <style:paragraph-properties fo:margin-top="0in" fo:margin-bottom="0in" style:contextual-spacing="false" fo:line-height="100%" fo:text-align="justify" style:justify-single-word="false"/>
      <style:text-properties fo:language="en" fo:country="US"/>
    </style:style>
    <style:style style:name="T1" style:family="text">
      <style:text-properties officeooo:rsid="00010d7e"/>
    </style:style>
    <style:style style:name="T2" style:family="text">
      <style:text-properties officeooo:rsid="00029d0d"/>
    </style:style>
    <style:style style:name="T3" style:family="text">
      <style:text-properties officeooo:rsid="000431a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onitors</text:p>
      <text:p text:style-name="P6"/>
      <text:p text:style-name="P8">Monitors<text:span text:style-name="T3">(Figure 29)</text:span></text:p>
      <text:list xml:id="list8686827041" text:style-name="L1">
        <text:list-item>
          <text:p text:style-name="P10">Are programming constructs or paradigms that aid in synchronization. They are at a higher level of abstraction than semaphores.</text:p>
        </text:list-item>
        <text:list-item>
          <text:p text:style-name="P10">In case a monitor is implemented as a programming construct, it is an ADT which <text:span text:style-name="T2">ensures that </text:span>a set of programmer defined operations are provided mutual exclusion within the monitor. The compiler takes care of generating code such that execution sequences inside any method of a monitor is mutually exclusive with execution sequences inside another method of the same monitor. One can thus turn all critical regions into monitor procedures to avoid having two processes/threads execute in the same critical-section. As the compiler generates the mutual exclusion code chances of timing errors are eliminated.</text:p>
        </text:list-item>
        <text:list-item>
          <text:p text:style-name="P10">Monitors contain a lock and condition-variables, along with two operations on them, wait and signal which help in blocking of an execution sequence. These condition variables are used to implement scheduling constraints.</text:p>
        </text:list-item>
      </text:list>
      <text:p text:style-name="P8"/>
      <text:p text:style-name="P8">Won't two execution sequences be present in a single monitor after a process/thread has signaled another one?</text:p>
      <text:p text:style-name="P9">No. Various schemes are employed to prevent this.</text:p>
      <text:list xml:id="list1469628956" text:style-name="L2">
        <text:list-item>
          <text:p text:style-name="P12">Mesa scheduling(signal-style monitors) – Newly awakened process runs and the one signaling suspends, i.e., the signaling process places itself on the wait Q. Implemented in pthreads</text:p>
        </text:list-item>
        <text:list-item>
          <text:p text:style-name="P12">Hoare scheduling(notify-style monitors) - Waiting process runs only after the notifying process exits, i.e., a notifying on a condition-variable merely places the waiting process on the ready Q.</text:p>
        </text:list-item>
        <text:list-item>
          <text:p text:style-name="P12">Brinch Hanesen's scheduling – Process doing a signal must exit the monitor.</text:p>
        </text:list-item>
      </text:list>
      <text:p text:style-name="P8"/>
      <text:p text:style-name="P8">How would solutions to synchronization problems differ while using signal-style and notify-style monitors?</text:p>
      <text:p text:style-name="P9">A thread suspending itself on a notify-style monitor should not enter the CS right after it is awakened. This is because other threads awakened by this notification(notifyall) might also enter the CS. It should test the condition-variable once again before entering the CS. In other words it wait on the condition-variable on a while loop.</text:p>
      <text:p text:style-name="P9">In signal style monitors, the awakened thread can go right into the the CS as the signalling thread would have suspended itself and this is the only thread woken up</text:p>
      <text:p text:style-name="P9"/>
      <text:p text:style-name="P8">Difference between condition-variables and counting-semaphores</text:p>
      <text:list xml:id="list1805443542" text:style-name="L3">
        <text:list-item>
          <text:p text:style-name="P15">Operation of signal() and V()(up()) - </text:p>
          <text:list>
            <text:list-item>
              <text:p text:style-name="P15">With a semaphore, the signal(V() or up()) operation actually increments the value of the semaphore. So if there are<text:span text:style-name="T1">n't</text:span> any processes blocked on the semaphore, the signal will be "remembered" by the increment of the semaphore. A later process which attempts to do a <text:span text:style-name="T1">P</text:span>() wouldn't suspend as it sees that there is a pending signal for it to not to.</text:p>
            </text:list-item>
            <text:list-item>
              <text:p text:style-name="P16">The signal function on a Monitor’s condition variable is different. If there are no processes blocked on the condition variable then the signal function does nothing. It is not remembered. In order to remember "empty <text:s/>signals" you have to use some other form of variable. The good part of this is that using other variables within a monitor is simple because we can be assured that mutual exclusion is being implemented.</text:p>
            </text:list-item>
          </text:list>
        </text:list-item>
        <text:list-item>
          <text:p text:style-name="P16">Operation of wait() and P() - </text:p>
          <text:list>
            <text:list-item>
              <text:p text:style-name="P16">When a thread goes to sleep waiting on a condition variable it does so by atomically releasing the lock and then going to sleep(This is possible as a lock is associated with the condition variable). This makes it possible to sleep inside the CS. The thread when <text:soft-page-break/>woken up obtains the lock and then proceeds through to the rest of the CS. This makes it easier to represent the logic of the program as the details of the synchronization mechanism is hid from the application code.</text:p>
            </text:list-item>
            <text:list-item>
              <text:p text:style-name="P16">A thread which waits on a semaphore cannot release the lock when is is put to sleep as it has no clue about the lock held. Thus the programmer must ensure that the thread never goes to sleep inside the CS when it is holding a <text:s/>lock. This is again scope for error.</text:p>
            </text:list-item>
          </text:list>
        </text:list-item>
      </text:list>
      <text:p text:style-name="P17"/>
      <text:p text:style-name="P13">Implementing monitors with semaphores</text:p>
      <text:p text:style-name="P14"/>
      <text:p text:style-name="P14">mutex = 1; <text:s/>// Ensure mutual exclusion into monitor methods</text:p>
      <text:p text:style-name="P14">semaphore highPriority = 0; // Semaphore on which signaling threads will wait on <text:tab/><text:tab/><text:tab/><text:tab/> <text:s text:c="3"/>// after signaling</text:p>
      <text:p text:style-name="P14">int highCount = 0; // Number of threads waiting after signaling, i.e., suspended after doing a c.signal()</text:p>
      <text:p text:style-name="P14">semaphore cSem = 0; // semaphore implementing the condition-variable 'c'</text:p>
      <text:p text:style-name="P14">int cCount = 0; // No. of threads waiting on cSem, i.e., no. of threads suspended on a c.wait()</text:p>
      <table:table table:name="Table1" table:style-name="Table1">
        <table:table-column table:style-name="Table1.A"/>
        <table:table-column table:style-name="Table1.B"/>
        <table:table-column table:style-name="Table1.C"/>
        <table:table-row>
          <table:table-cell table:style-name="Table1.A1" office:value-type="string">
            <text:p text:style-name="P3">Source</text:p>
          </table:table-cell>
          <table:table-cell table:style-name="Table1.A1" office:value-type="string">
            <text:p text:style-name="P3">Signal style implementation(Hoare scheduling)</text:p>
          </table:table-cell>
          <table:table-cell table:style-name="Table1.C1" office:value-type="string">
            <text:p text:style-name="P3">Notify style implementation(Mesa scheduling)</text:p>
          </table:table-cell>
        </table:table-row>
        <table:table-row>
          <table:table-cell table:style-name="Table1.A2" office:value-type="string">
            <text:p text:style-name="P3">Code for start() at the start of every monitor-method start</text:p>
          </table:table-cell>
          <table:table-cell table:style-name="Table1.A2" office:value-type="string">
            <text:p text:style-name="P4">mutex.down();</text:p>
          </table:table-cell>
          <table:table-cell table:style-name="Table1.C2" office:value-type="string">
            <text:p text:style-name="P4">mutex.down();</text:p>
          </table:table-cell>
        </table:table-row>
        <table:table-row>
          <table:table-cell table:style-name="Table1.A2" office:value-type="string">
            <text:p text:style-name="P3">c.wait()</text:p>
          </table:table-cell>
          <table:table-cell table:style-name="Table1.A2" office:value-type="string">
            <text:p text:style-name="P2">cCount++;</text:p>
            <text:p text:style-name="P1">if (highCount &gt; 0)</text:p>
            <text:p text:style-name="P1"><text:s text:c="4"/>highPriority.up();</text:p>
            <text:p text:style-name="P1">else</text:p>
            <text:p text:style-name="P1"><text:s text:c="4"/>mutex.up();</text:p>
            <text:p text:style-name="P1">cSem.down();</text:p>
            <text:p text:style-name="P1">cCount--;</text:p>
            <text:p text:style-name="P1">Wake up a higher-priority signaler who has been suspended if any. He will release the mutex after her finishes</text:p>
            <text:p text:style-name="P1">Else give up mutex, and suspend self</text:p>
          </table:table-cell>
          <table:table-cell table:style-name="Table1.C2" office:value-type="string">
            <text:p text:style-name="P5">cCount++;<text:line-break/>mutex.up();<text:line-break/>cSem.down();<text:line-break/>mutex.down();</text:p>
            <text:p text:style-name="P5"/>
            <text:p text:style-name="P5">Release lock before suspending self.</text:p>
            <text:p text:style-name="P5"/>
            <text:p text:style-name="P5">Obtain lock after being awakened.</text:p>
          </table:table-cell>
        </table:table-row>
        <table:table-row>
          <table:table-cell table:style-name="Table1.A2" office:value-type="string">
            <text:p text:style-name="P3">c.signal()</text:p>
          </table:table-cell>
          <table:table-cell table:style-name="Table1.A2" office:value-type="string">
            <text:p text:style-name="P2">if (cCount &gt; 0) {</text:p>
            <text:p text:style-name="P1"><text:s text:c="4"/>highCount++;</text:p>
            <text:p text:style-name="P1"><text:s text:c="4"/>cSem.up();</text:p>
            <text:p text:style-name="P1"><text:s text:c="4"/>highPriority.down();</text:p>
            <text:p text:style-name="P1"><text:s text:c="4"/>highCount--;</text:p>
            <text:p text:style-name="P1">}</text:p>
            <text:p text:style-name="P1">Signalers don't signal if there are no suspended threads on a c.wait()</text:p>
            <text:p text:style-name="P1">If there are wake them up and suspend self.</text:p>
          </table:table-cell>
          <table:table-cell table:style-name="Table1.C2" office:value-type="string">
            <text:p text:style-name="P4"/>
          </table:table-cell>
        </table:table-row>
        <table:table-row>
          <table:table-cell table:style-name="Table1.A2" office:value-type="string">
            <text:p text:style-name="P3">c.notify()</text:p>
          </table:table-cell>
          <table:table-cell table:style-name="Table1.A2" office:value-type="string">
            <text:p text:style-name="P2"/>
          </table:table-cell>
          <table:table-cell table:style-name="Table1.C2" office:value-type="string">
            <text:p text:style-name="P1">if (cCount &gt; 0) {</text:p>
            <text:p text:style-name="P1"><text:s text:c="4"/>cCount--;</text:p>
            <text:p text:style-name="P1"><text:s text:c="4"/>cSem.up();</text:p>
            <text:p text:style-name="P1">}</text:p>
            <text:p text:style-name="P1">// Only if there are processes waiting for a notify, send a notification and continue.</text:p>
          </table:table-cell>
        </table:table-row>
        <text:soft-page-break/>
        <table:table-row>
          <table:table-cell table:style-name="Table1.A2" office:value-type="string">
            <text:p text:style-name="P3">Code for exit() at every return point of the method</text:p>
          </table:table-cell>
          <table:table-cell table:style-name="Table1.A2" office:value-type="string">
            <text:p text:style-name="P2">if (highCount &gt; 0)</text:p>
            <text:p text:style-name="P1"><text:s text:c="4"/>highPriority.up();</text:p>
            <text:p text:style-name="P1">else</text:p>
            <text:p text:style-name="P1"><text:s text:c="4"/>mutex.up();</text:p>
            <text:p text:style-name="P1">Wake up the higher priority signalers if any of them are suspended. They will give up the lock to the monitor-object on their way out.</text:p>
            <text:p text:style-name="P1">Else release the lock for the monitor object.</text:p>
          </table:table-cell>
          <table:table-cell table:style-name="Table1.C2" office:value-type="string">
            <text:p text:style-name="P4">mutex.up();</text:p>
          </table:table-cell>
        </table:table-row>
        <table:table-row>
          <table:table-cell table:style-name="Table1.A2" office:value-type="string">
            <text:p text:style-name="P3"/>
          </table:table-cell>
          <table:table-cell table:style-name="Table1.A2" office:value-type="string">
            <text:p text:style-name="P4"/>
          </table:table-cell>
          <table:table-cell table:style-name="Table1.C2" office:value-type="string">
            <text:p text:style-name="P4"/>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WenQuanYi Micro Hei1" style:font-size-asian="10pt" style:font-name-complex="DejaVu Sans Mono"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DejaVu Sans Mono" style:font-name-asian="WenQuanYi Micro Hei1"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1-09-20T18:50:08</meta:creation-date>
    <meta:generator>LibreOffice/3.6$Linux_x86 LibreOffice_project/360m1$Build-2</meta:generator>
    <dc:date>2013-01-22T08:34:02</dc:date>
    <dc:creator>Kempa </dc:creator>
    <meta:editing-duration>PT15H42M4S</meta:editing-duration>
    <meta:editing-cycles>44</meta:editing-cycles>
    <meta:document-statistic meta:table-count="1" meta:image-count="0" meta:object-count="0" meta:page-count="3" meta:paragraph-count="68" meta:word-count="895" meta:character-count="5512" meta:non-whitespace-character-count="4647"/>
  </office:meta>
</office:document-meta>
</file>